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16DT3H48M18S</meta:editing-duration>
    <meta:editing-cycles>223</meta:editing-cycles>
    <meta:generator>LibreOffice/7.6.2.1$Windows_X86_64 LibreOffice_project/56f7684011345957bbf33a7ee678afaf4d2ba333</meta:generator>
    <dc:date>2025-01-09T13:10:39.554000000</dc:date>
    <meta:document-statistic meta:table-count="15" meta:cell-count="5742" meta:object-count="0"/>
  </office:meta>
</office:document-meta>
</file>